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71C1261907B9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2186" svg:stroke-width="0cm" svg:stroke-color="#000000" draw:marker-start="" draw:marker-start-width="0.3cm" draw:marker-start-center="false" draw:marker-end="" draw:marker-end-width="0.3cm" draw:marker-end-center="false" draw:fill="none" draw:fill-color="#99ccff" fo:min-height="0.375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2187" svg:stroke-width="0cm" svg:stroke-color="#000000" draw:marker-start="" draw:marker-start-width="0.3cm" draw:marker-start-center="false" draw:marker-end="" draw:marker-end-width="0.3cm" draw:marker-end-center="false" draw:fill="none" draw:fill-color="#99ccff" fo:min-height="0.375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2188" svg:stroke-width="0cm" svg:stroke-color="#000000" draw:marker-start="" draw:marker-start-width="0.3cm" draw:marker-start-center="false" draw:marker-end="" draw:marker-end-width="0.3cm" draw:marker-end-center="false" draw:fill="none" draw:fill-color="#99ccff" fo:min-height="0.375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2189" svg:stroke-width="0cm" svg:stroke-color="#000000" draw:marker-start="" draw:marker-start-width="0.3cm" draw:marker-start-center="false" draw:marker-end="" draw:marker-end-width="0.3cm" draw:marker-end-center="false" draw:fill="none" draw:fill-color="#99ccff" fo:min-height="0.743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dash" draw:stroke-dash="Dashed_20__28_var_29__20_2190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Dashed_20__28_var_29__20_219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ircle draw:style-name="gr1" draw:text-style-name="P1" draw:layer="layout" svg:width="3.454cm" svg:height="3.454cm" svg:x="7.982cm" svg:y="13.24cm" draw:kind="section" draw:start-angle="1.11" draw:end-angle="178.9">
            <text:p/>
          </draw:circle>
          <draw:ellipse draw:style-name="gr2" draw:text-style-name="P2" draw:layer="layout" svg:width="3.463cm" svg:height="3.409cm" draw:transform="rotate (-3.14159265358979) translate (11.435cm 16.653cm)" draw:kind="arc" draw:start-angle="180" draw:end-angle="359.81">
            <text:p/>
          </draw:ellipse>
          <draw:ellipse draw:style-name="gr3" draw:text-style-name="P3" draw:layer="layout" svg:width="1.738cm" svg:height="1.71cm" draw:transform="rotate (-3.14159265358979) translate (9.71cm 15.797cm)" draw:kind="arc" draw:start-angle="180" draw:end-angle="359.81">
            <text:p/>
          </draw:ellipse>
          <draw:ellipse draw:style-name="gr4" draw:text-style-name="P4" draw:layer="layout" svg:width="1.738cm" svg:height="1.706cm" draw:transform="rotate (-3.14159265358979) translate (11.444cm 15.773cm)" draw:kind="arc" draw:start-angle="180" draw:end-angle="359.81">
            <text:p/>
          </draw:ellipse>
          <draw:frame draw:style-name="gr5" draw:text-style-name="P6" draw:layer="layout" svg:width="0.223cm" svg:height="0.375cm" svg:x="7.754cm" svg:y="14.963cm">
            <draw:text-box>
              <text:p text:style-name="P5"><text:span text:style-name="T1">A</text:span></text:p>
            </draw:text-box>
          </draw:frame>
          <draw:ellipse draw:style-name="gr6" draw:text-style-name="P7" draw:layer="layout" svg:width="1.731cm" svg:height="1.742cm" svg:x="7.978cm" svg:y="14.097cm" draw:kind="section" draw:start-angle="359.73" draw:end-angle="178.9">
            <text:p/>
          </draw:ellipse>
          <draw:frame draw:style-name="gr7" draw:text-style-name="P6" draw:layer="layout" svg:width="0.258cm" svg:height="0.375cm" svg:x="9.61cm" svg:y="14.96cm">
            <draw:text-box>
              <text:p text:style-name="P5"><text:span text:style-name="T1">M</text:span></text:p>
            </draw:text-box>
          </draw:frame>
          <draw:frame draw:style-name="gr8" draw:text-style-name="P6" draw:layer="layout" svg:width="0.237cm" svg:height="0.375cm" svg:x="11.458cm" svg:y="14.954cm">
            <draw:text-box>
              <text:p text:style-name="P5"><text:span text:style-name="T1">B</text:span></text:p>
            </draw:text-box>
          </draw:frame>
          <draw:frame draw:style-name="gr9" draw:text-style-name="P6" draw:layer="layout" svg:width="1.103cm" svg:height="0.743cm" svg:x="8.301cm" svg:y="15.088cm">
            <draw:text-box>
              <text:p text:style-name="P5"><text:span text:style-name="T1">3,2 cm</text:span></text:p>
            </draw:text-box>
          </draw:frame>
          <draw:ellipse draw:style-name="gr6" draw:text-style-name="P7" draw:layer="layout" svg:width="1.733cm" svg:height="1.742cm" svg:x="9.708cm" svg:y="14.072cm" draw:kind="section" draw:start-angle="356.06" draw:end-angle="182.24">
            <text:p/>
          </draw:ellipse>
          <draw:polyline draw:style-name="gr10" draw:text-style-name="P8" draw:layer="layout" svg:width="0.199cm" svg:height="0.189cm" svg:x="8.741cm" svg:y="14.857cm" svg:viewBox="0 0 200 190" draw:points="0,190 118,83 200,0">
            <text:p/>
          </draw:polyline>
          <draw:rect draw:style-name="gr6" draw:text-style-name="P9" draw:layer="layout" svg:width="0.602cm" svg:height="0.101cm" svg:x="10.232cm" svg:y="14.887cm">
            <text:p/>
          </draw:rect>
          <draw:polyline draw:style-name="gr10" draw:text-style-name="P8" draw:layer="layout" svg:width="0.199cm" svg:height="0.189cm" svg:x="10.513cm" svg:y="14.857cm" svg:viewBox="0 0 200 190" draw:points="0,190 118,83 200,0">
            <text:p/>
          </draw:polyline>
          <draw:line draw:style-name="gr11" draw:text-style-name="P10" draw:layer="layout" svg:x1="7.989cm" svg:y1="14.947cm" svg:x2="9.719cm" svg:y2="14.947cm">
            <text:p/>
          </draw:line>
          <draw:line draw:style-name="gr12" draw:text-style-name="P11" draw:layer="layout" svg:x1="9.673cm" svg:y1="14.94cm" svg:x2="11.403cm" svg:y2="14.9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draw:stroke-dash draw:name="Dashed_20__28_var_29__20_2181" draw:display-name="Dashed (var) 2181" draw:style="rect" draw:dots1="1" draw:dots1-length="0.016cm" draw:dots2="1" draw:dots2-length="0.016cm" draw:distance="0.016cm"/>
    <draw:stroke-dash draw:name="Dashed_20__28_var_29__20_2182" draw:display-name="Dashed (var) 2182" draw:style="rect" draw:dots1="1" draw:dots1-length="0.016cm" draw:dots2="1" draw:dots2-length="0.016cm" draw:distance="0.016cm"/>
    <draw:stroke-dash draw:name="Dashed_20__28_var_29__20_2186" draw:display-name="Dashed (var) 2186" draw:style="rect" draw:dots1="1" draw:dots1-length="0.003cm" draw:dots2="1" draw:dots2-length="0.003cm" draw:distance="0.003cm"/>
    <draw:stroke-dash draw:name="Dashed_20__28_var_29__20_2187" draw:display-name="Dashed (var) 2187" draw:style="rect" draw:dots1="1" draw:dots1-length="0.003cm" draw:dots2="1" draw:dots2-length="0.003cm" draw:distance="0.003cm"/>
    <draw:stroke-dash draw:name="Dashed_20__28_var_29__20_2188" draw:display-name="Dashed (var) 2188" draw:style="rect" draw:dots1="1" draw:dots1-length="0.003cm" draw:dots2="1" draw:dots2-length="0.003cm" draw:distance="0.003cm"/>
    <draw:stroke-dash draw:name="Dashed_20__28_var_29__20_2189" draw:display-name="Dashed (var) 2189" draw:style="rect" draw:dots1="1" draw:dots1-length="0.003cm" draw:dots2="1" draw:dots2-length="0.003cm" draw:distance="0.003cm"/>
    <draw:stroke-dash draw:name="Dashed_20__28_var_29__20_2190" draw:display-name="Dashed (var) 2190" draw:style="rect" draw:dots1="1" draw:dots1-length="0.016cm" draw:dots2="1" draw:dots2-length="0.016cm" draw:distance="0.016cm"/>
    <draw:stroke-dash draw:name="Dashed_20__28_var_29__20_2191" draw:display-name="Dashed (var) 2191" draw:style="rect" draw:dots1="1" draw:dots1-length="0.016cm" draw:dots2="1" draw:dots2-length="0.016cm" draw:distance="0.016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05:18.727239833</dc:date>
    <meta:editing-duration>PT34M8S</meta:editing-duration>
    <meta:editing-cycles>35</meta:editing-cycles>
    <meta:generator>LibreOffice/5.2.7.2$Linux_X86_64 LibreOffice_project/20m0$Build-2</meta:generator>
    <meta:document-statistic meta:object-count="16"/>
  </office:meta>
</office:document-meta>
</file>